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c58975f"/><text:bookmark text:name="orgc58975f"/>Chapter 32 <text:bookmark-end text:name="OrgXref.orgc58975f"/></text:h>
      <text:h text:style-name="Heading_20_2" text:outline-level="2"><text:bookmark-start text:name="OrgXref.org27e1049"/><text:bookmark text:name="org27e1049"/>Angie rides again <text:bookmark-end text:name="OrgXref.org27e1049"/></text:h>
      <text:p text:style-name="Text_20_body"><text:tab/>Angie looks back at Amber and says, "I forgot something in my dad's office can you let me in?" Amber shrugs and says, "I don't have access" Angie roles her eyes and says, "Come on" </text:p>
      <text:p text:style-name="Text_20_body"><text:tab/>"I'm leaving Angie" </text:p>
      <text:p text:style-name="Text_20_body"><text:tab/>Angie walks over to her and says, "Amber, lets be straight here. Something ain't right. Charles is to relaxed with stuff here. I use help run a massive night club that brought in lots of people. We did good because we served everything, from good food to good booze. We also had lots of entertainment every night. Even Tuesday threw Thursday the place was packed out" </text:p>
      <text:p text:style-name="Text_20_body"><text:tab/>Angie looks down and continues, "The one thing I don't see here. That I did there is the numbers. Hell I've been here all day and part of last night. There has been at most ten at a time. Those numbers don't add up. No way in Hell, can this place keep running like this" </text:p>
      <text:p text:style-name="Text_20_body"><text:tab/>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off the bar and leaves leaving the door cracked </text:p>
      <text:p text:style-name="Text_20_body"><text:tab/>Angie turns on the light and walks over to his desk. He has a older desktop the kind that uses a out dated operating system. She turns it on and then types "Charles Place" as the password and it lets her in. </text:p>
      <text:p text:style-name="Text_20_body"><text:tab/>She shakes her head and says, "Come on at least try" she opens up his budgeting app and sees nothing but red. She gasps at the numbers and says, "Charles your bankrupt" She looks at his desk and sees it clean then after going threw some drawers notices allot of warning letters. </text:p>
      <text:p text:style-name="Text_20_body"><text:tab/>She hears a deep voice say, "Yes I'm far in the hole. I may have to sell the place. One guy wants to turn it into a dive bar. Where hipsters can drink craft beer while dressed up in vintage clothes. I almost gagged“</text:p>
      <text:p text:style-name="Text_20_body"><text:tab/>Angie opens her purse and pulls out a check book. Looks at the last number on the screen and writes down a number double it. She tears the check out and says, "Here I'm not asking to buy it just buy into it. I want forty nine percent. It'll still be yours but I get a say. This will put you into the black for a bit and pay off the collectors." </text:p>
      <text:p text:style-name="Text_20_body"><text:tab/>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text:bookmark-start text:name="OrgXref.org6bfb36d"/><text:bookmark text:name="org6bfb36d"/>Kit's pursuit <text:bookmark-end text:name="OrgXref.org6bfb36d"/></text:h>
      <text:p text:style-name="Text_20_body"><text:tab/>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text:tab/>Kit looks back at him and says, "I'm just a little mad at you" Chase replies, "Kit, you wanted my opinion I told" Kit interrupts him saying, "No… NO! I didn't. I never asked for it. Now I know you think my girlfriend is a nut" </text:p>
      <text:p text:style-name="Text_20_body"><text:tab/>Chase defending himself says, "Kit the girl has almost got you killed. Your drinking now". Looking at her glass of whiskey. "Use to be you never did anything worse than soda. Now you do <text:soft-page-break/>pot, drink and fuck allot of people" </text:p>
      <text:p text:style-name="Text_20_body"><text:tab/>Kit stands up and slaps him saying, "Chase, what I do is my business. Not yours. Bill kidnapped me, he would of done that with Angie here or not. Matter of a fact things would of been different if she wasn't. I might be dead or some crack whore because he forced me to take drugs. After he raped me. Or better yet dead because he raped me to death. </text:p>
      <text:p text:style-name="Text_20_body"><text:tab/>“Stacy, that bitch was obsessed with Angie. She would of been no matter what. She saw me as a threat that can be a problem with any girl I date or man” Chase repleis, “You had Josh what about him?” Kit sighs and says, “We where to different. I don't care about his fetishes but I guess we're to a like”</text:p>
      <text:p text:style-name="Text_20_body"><text:tab/>Chase replies, "What about Julienne and the fact this many people have attacked you is scary. All because of one girl" Kit is starting to shake with anger and says, "Chase, seriously" </text:p>
      <text:p text:style-name="Text_20_body"><text:tab/>She don't have anything else to say. She has been attacked allot and two of the three was because of Angie. But none of them was because of her antics. Stacy just got obsessed with her. Julienne was dating Angie. Till she broke up with her. </text:p>
      <text:p text:style-name="Text_20_body"><text:tab/>Kit kisses Chase on the lips then smiles. Chase snarls and says, "I'm not Mike” Kit smiles and grabs his crotch. </text:p>
      <text:p text:style-name="Text_20_body"><text:tab/>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text:s/>But I couldn't hide there my whole life. Yes Angie is a whore. I know What's new. Hell when she was twelve she was fucking Mike. Did you lecture him? Hell Mike was fifteen" </text:p>
      <text:p text:style-name="Text_20_body"><text:tab/>Chase is the one this time that is speechless. He thinks about kissing Kit but he also knows Kit will call his bluff and pull him to the bed. So he says, "Kit your a grown woman I hope you know what your doing" </text:p>
      <text:p text:style-name="Text_20_body"><text:tab/>Before leaving she says, "So do you really think I could sell my stuff?" Chase shrugs and says, "I've seen some of your stuff I don't jack off to it like Mike but I can see the attraction </text:p>
      <text:h text:style-name="Heading_20_2" text:outline-level="2"><text:bookmark-start text:name="OrgXref.org9255952"/><text:bookmark text:name="org9255952"/>The interview <text:bookmark-end text:name="OrgXref.org9255952"/></text:h>
      <text:p text:style-name="Text_20_body"><text:tab/>Vicky and Beth are both dressed in tight fitting dresses Vicky a red dress thinking it'll look good with her red fur. Beth is in a black dress, and pearl necklace with large pearls. </text:p>
      <text:p text:style-name="Text_20_body"><text:tab/>They're sitting on a couch a nervous wreck. Vicky asks, “Beth, does this make us whores? Or bad” Beth replies, “Vicky I can't make you pregnant and you can't me. We could get a boyfriend but the thought kind of disgust me” Vicky smiles and say,s “But just the thought don't?” Beth shrugs and says, “My focus will be on you” Vicky kisses her and says, “Admit it your bi not strictly gay a strictly lesbian could never do this”</text:p>
      <text:p text:style-name="Text_20_body"><text:tab/>Then there is a knock on the door. Beth walks up and answers it. A young raccoon dressed in a black jeans and a blue T-shirt and says, "Hello you look nice" Then smiles at Vicky and nods. </text:p>
      <text:p text:style-name="Text_20_body"><text:tab/>Beth sits him on the couch while her and Vicky sit in chairs across from him. He sighs and says, "OK in case you don't know how this works. We all three go to the hospital and I give the doctor a sample and you get injected with it </text:p>
      <text:p text:style-name="Text_20_body"><text:tab/>Vicky looks at Beth and says, "I thought you said this would be more invo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text:soft-page-break/><text:tab/>He quickly says, "OK", then leaves. Beth isn't happy and quickly gets on the computer and gets the number of the place When she calls it she is frustrated with a computer operator and hangs up. </text:p>
      <text:p text:style-name="Text_20_body"><text:tab/>Once back in the living room Beth sits and says, "I need a drink. Vicky please" Vicky shakes her head and says, "This is a good test" Beth's hand is shaking and she says, "I really need a drink" Vicky takes her and begins making out. But is interrupted by another knock on the door. </text:p>
      <text:h text:style-name="Heading_20_2" text:outline-level="2"><text:bookmark-start text:name="OrgXref.org3b3b77c"/><text:bookmark text:name="org3b3b77c"/>Angie goes back <text:bookmark-end text:name="OrgXref.org3b3b77c"/></text:h>
      <text:p text:style-name="Text_20_body"><text:tab/>Angie walks back into the bar and says, "Charles can we talk? We need to start making plans to save this place" He hands back her check and says, "Angie I can't take it" Angie looks and says, "Go cash it. You have no choice anyway it's not a gift. I want paid back. What the hell have you given me? A chromosome?“</text:p>
      <text:p text:style-name="Text_20_body"><text:tab/>Charles yawns and says, "Angie, I'll be fine" Angie shakes her head and says, "This place is dead cash the check" </text:p>
      <text:p text:style-name="Text_20_body"><text:tab/>Charles replies, "Angie I can't take the money" Angie replies,"what are you in debt to the mob also? Cash the fucking check" Charles wants to rip the check up but instead says, "You win", and leaves. He knows he has no choice </text:p>
      <text:p text:style-name="Text_20_body"><text:tab/>Angie sits at the bar and before going into Charles office after getting Amber to opens it. There she starts going threw his inventory and ordering books. </text:p>
      <text:p text:style-name="Text_20_body"><text:tab/>A hour later he walks back in and shows Angie the deposit slip and says, "How am I suppose to pay you back?" Angie nods and says, "That's what I wanted to talk about. How did you use to make money?" He shrugs and says, "During the fall, football; winter, hockey and basketball; spring and summer, baseball. People loved watching sports at the bar. But some fancy sports bar opened in town and now everyone goes there. Leaving me with my old usual" </text:p>
      <text:p text:style-name="Text_20_body"><text:tab/>Angie nods and says, "The bi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ity and needs free drinks" Angie goes on to her other idea realizing that he has no idea about gaming at all. </text:p>
      <text:p text:style-name="Text_20_body"><text:tab/>Angie says, "OK this are jus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ferent stuff until we find something people like now. </text:p>
      <text:p text:style-name="Text_20_body"><text:tab/>Charles nods and says, "We can try stuff but I don't like the gaming thing. Still attracts punk kids" Angie interrupts saying, "Punk kids bring in money. You have to accept some changes. The way your going now is failing" </text:p>
      <text:p text:style-name="Text_20_body"><text:tab/>Charles nods defeated and says, "I know. I've been thinking for a while now of adding some gambling machines" Angie nods and says, "Slot machines yeah that is good. But we need a gambling license" Charles replies,"I have one I use to have a poker night. But people didn't seem to like it but I kept the license" </text:p>
      <text:p text:style-name="Text_20_body"><text:tab/>Angie sighs and says, "Well we'll do this later now to get these ideas going" </text:p>
      <text:p text:style-name="Text_20_body"><text:tab/>An hour later Angie closes a notebook and says, "See Charles that was easy" Charles is watching her out of the corner of his eyes and says, "I don't like this" Angie sighs then says, "What where you going to do? Just wait till the IRS comes in and takes everything and throws you out? Then takes your trailer?" </text:p>
      <text:p text:style-name="Text_20_body"><text:tab/>He goes behind a bar and pulls out a bottle of whiskey and tips the bottle then says, "I didn't <text:soft-page-break/>have a plan. This has happened before. When people get tired of the fancy places they come back. After a few days I'm back in the black. But that has been a few years now and people ain't returned" </text:p>
      <text:p text:style-name="Text_20_body"><text:tab/>Angie stands up and says, "Well time to bring them back. See you tomorrow start calling some places. I'll" she tears the list in half and hands him the top half, "You call those I'll call this" He looks at the list and asks, "What the hell is it?" Angie grins and says, "Investors. Your not selling. I gave up ten. percent You can give up ten. Will sell the other 20 to different people. Later have a board meeting and get this place up again" </text:p>
      <text:p text:style-name="Text_20_body"><text:tab/>He chugs his glass and sits down and looks around for Amber. Angie smiles and says, "She left sorry. It's after midnight" She then takes her leave </text:p>
      <text:h text:style-name="Heading_20_2" text:outline-level="2"><text:bookmark-start text:name="OrgXref.org0c646a9"/><text:bookmark text:name="org0c646a9"/>Kit <text:bookmark-end text:name="OrgXref.org0c646a9"/></text:h>
      <text:p text:style-name="Text_20_body"><text:tab/>Kit goes out to get more art supplies and is waiting on the bus when a young wolf walks up beside her. She smiles at her and says," Hey" The wolf nods and says, "Hey, your Angie's friend ain't you?" Kit nods and says, "Yeah, how do you know her?" The wolf replies, "I use to work with her years ago" Kit nods and says, "That's good" She smiles and says, "So who is she seeing now?" Kit giggles and says, "Sort of me" The wolf grins kind of suspiciously, then says, "Oh. So how long has this lasted? one or two days?" Kit shrugs and says, "Little over a year but we're childhood friends" </text:p>
      <text:p text:style-name="Text_20_body"><text:tab/>The wolf smiles and says, "That's nice. We kind of dated for a day but then found out she had no interest in me" Kit nods and says, "That sounds like her. We're kind of fighting right now but I think it'll work out" </text:p>
      <text:p text:style-name="Text_20_body"><text:tab/>Just then the bus pulls up ending their conversation to Kit's relief. How many people has she dated? It has her thinking about what Chase had said. </text:p>
      <text:p text:style-name="Text_20_body"><text:tab/>Getting home she throws her stuff on her desk and lays down on her bed. Before getting out her phone. </text:p>
      <text:p text:style-name="Text_20_body"><text:tab/>Chase calling Angie a sociopath is still ringing in her head. She then sends a text to Angie, "We need to talk" She lays the phone down but hear's it chime. She picks it up and sees, "Yes we do! I just got you a night job" Kit shocked replies, "What? The hell Angie!!!!" </text:p>
      <text:p text:style-name="Text_20_body"><text:tab/>Angie replies, "Kit this is behind the scenes stuff. You'll be my secretary. I just bought a good share of my dad's bar, and need someone to do paper work" </text:p>
      <text:p text:style-name="Text_20_body"><text:tab/>Kit amazed and not knowing what else to say replies, "What about the book store? What about Spec? What about Cindy?" </text:p>
      <text:p text:style-name="Text_20_body"><text:tab/>Angie replies, "Kit, NIGHT JOB. This is after we get done there. Trust me this is going to be a hit. Once Charles realizes his place is a snore-fest and sees the crowds coming in. He'll open up to better ideas and I have a bunch. But talk in a sec. I'm home!!!!!!! :D :D :D" </text:p>
      <text:p text:style-name="Text_20_body"><text:tab/>Kit blinks at the smilies, and says, "When did she use smilies?" Just then Angie barges in her room and says, "I feel great." Kit then realizes Angie has been very depressed and says, "Angie why haven't you talked to me?" Angie replies, "With what Boohoo. I lost my job what am I going to do? boohoo. No one wants to hear that shit. stand up I'll share some of my ideas. His place is a simple beer joint meaning no stripper poles or that shit. But we need a gimmick. Any ideas your the creative type. What about dress as a cat day. I hear people love dressing as other animals" </text:p>
      <text:p text:style-name="Text_20_body"><text:tab/>Kit not wanting to kill Angie's excitement says, "Angie, I don't think your dad will like and approve to many changes" Angie shrugs, "He's not may dad. Dad's stay home and support their kids but Charles is to busy fucking his secretary he won't care. Hell I can't blame him if I had a hot secretary I'd be fucking her too. That's why I want you there." </text:p>
      <text:p text:style-name="Text_20_body"><text:tab/>Kit sighs and says, "Angie please I don't like paper work", but flattered because of the <text:soft-page-break/>complement. Angie looks at the drawings and said, "All he has is a picture of those dogs playing poker. He needs newer stuff maybe you can decorate it" Kit hears Chase telling her to sell her work. she then smiles and says, "Think I can sell them there?" Angie shrugs and says, "I don't see why not. But here's the thing. I'll be spending allot of time there at first. Like every night so please take this job with me. I really want you to be part of this." Kit is speechless. but Angie continues, "This is going to be bigger than anything I did before. Because this one is going to be legal. All legal backers, and no illegal shit at all." </text:p>
      <text:p text:style-name="Text_20_body"><text:tab/>Kit shrugs and says, "Can I at least think about it? I mean I never saw myself as a secretary" Angie rolls her eyes, "Kit you got a big chest. your sweet you look adorable as hell with you hair pulled back and in dress closes. You have patience of a cat. You can sit on a phone for a hour and not get mad no matter how mad someone on the end is. That one time that guy called you by mistake and was angry at his girlfriend you calmed him down and had him talking rationally, it only took two hours but you set threw it. I would of told the guy to grow a pair and shut up" </text:p>
      <text:p text:style-name="Text_20_body"><text:tab/>Kit was starting to think she made a mistake believing Chase. But that reminded of why she had.</text:p>
      <text:p text:style-name="Text_20_body"><text:tab/>She stands up and says, "Angie please" but don't know what else to say. Angie kisses her and says, "I know I act like a bitch but I've been stressed my money was running thin, and couldn't get any call backs. I have years as a barmaid but no one wants to hire me. This is the perfect opportunity" Kit is having mixed feelings about Angie and says, " You have the book store ain't that enough?" Angie shrugs and says, "Kit I know you like it. Hell you get to fuck Spec. But really most days I'm fighting sleep, and why the hell does he still put me in the stock room?" Kit replies, "Angie every time your on the floor he has to deal with complaints, and every slow minute your hitting on him. I'm getting tired of it I can't imagine him. You've been pestering him for years. just let the man go, he's not interested." </text:p>
      <text:p text:style-name="Text_20_body"><text:tab/>Angie winks at her and says, "You would know" Then walks off laughing. Kit is left wondering what she meant and says, "Does she know half the stuff she says, don't make since?" But hears, “Yes” outside her door by Angie.</text:p>
      <text:h text:style-name="Heading_20_2" text:outline-level="2"><text:bookmark-start text:name="OrgXref.orgfc22231"/><text:bookmark text:name="orgfc22231"/>Josh's job <text:bookmark-end text:name="OrgXref.orgfc22231"/></text:h>
      <text:p text:style-name="Text_20_body"><text:tab/>Josh walks into a office building and tells the security guard, "I'm Josh McPherson, I'm here for the new sells job" The guard waves him in after opening the secured door and says, "Mrs. Chantler will be down in a minute. But here is a temporary pass till you get your real one", handing him a laminated piece of paper with a clip at the end. That he attaches to the bottom of his shirt. </text:p>
      <text:p text:style-name="Text_20_body"><text:tab/>A middle aged hippo walks up to him she's wearing a brown khaki dress that he can't help but notice barely conceals her very large chest. She's holding a manilla folder that's filled with papers and says, "Follow me" She walks him threw a large lobby with a well shined bluist marble floor to the right is a set of wooden double doors with small windows in them. then to the left is another set of wooden doors but much fancier. On the door is a small sign that says, "Executive suit" </text:p>
      <text:p text:style-name="Text_20_body"><text:tab/>He's escorted threw a set of glass doors that lead to the stairs and elevators. The elevator lobby has polished red tiles instead of the marble She presses the up button and says, "While we wait I'll brief you. You'll be answering calls for retail stores filling orders. </text:p>
      <text:p text:style-name="Text_20_body"><text:tab/>You take their info put it into the database while following a script as close as possible. </text:p>
      <text:p text:style-name="Text_20_body"><text:tab/>The elevator shows up and they get in. The woman presses the second floor button and says, "I'm Mrs Dudley's secretary" Josh nods and sticks his hand out she looks away and says, "I know who you are" </text:p>
      <text:p text:style-name="Text_20_body"><text:tab/>The elevator opens up and they walk into a carpeted lobby then to the left go threw another <text:soft-page-break/>secured door that opens into a brown carpeted hall way. To the left there is a small mail room with a tile floor. That seems to be kept clean but she's walked on down the hall till they get to another door The hippo pushes hard against it and says, "Push hard or pull up on the bar. Showing him the bar going up from the door latch. He's then taken to a cubical and says, "Here you go"</text:p>
      <text:p text:style-name="Text_20_body"><text:tab/>She shows him how to make calls and the script then leaves him. On her way out she lays the folder down on a secured filing cabinet. Then peaks into the cubical it's beside saying something then leaves.</text:p>
      <text:p text:style-name="Text_20_body"><text:tab/>Josh has some trouble at first but after three calls has it down. After a hour he can resite the script without looking at it. "Hello Holoared distributions. I'm calling for your reorder. Would you like to do that now", He says after calling one on the list. But gets, "If I wanted to reorder wouldn't I placed the order. What if I found someone else?" Josh replies, "We would hate to loose you as a customer and only doing this at your convenience if you would like us to stop all of this calls just say so" He hears, "Then I said so", and hangs up. Josh then dials the next number. This one thanks him for calling. </text:p>
      <text:p text:style-name="Text_20_body"><text:tab/>Towards the end of the day he calls one and hears a sweet voice, "Hello Hollersters Department store" Josh replies, "I'm Josh McPherson calling" he's interrupted and says, "Josh? are you from Budding holler by any chance?" He replies, "I am." He was looking forward to going home and don't know what to say. The girl says, "I'm Sarah Mathews. Kit's sister" He's shocked and says, "Hey Sarah I'm kind of working. Can I finish the call?" She giggles and says, "Yes but can you take down this number" </text:p>
      <text:p text:style-name="Text_20_body">He's interrupted by, "Sir please no fraterni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ork bud" Josh shakes his head and says, "No I'm done" Then leaves. </text:p>
      <text:p text:style-name="Text_20_body"><text:tab/>He's mad that they interrupted his call. There was a couple of women in cubical beside him talking for over a hour just with one customer. He was told to be polite. But as soon as he gets one they stop it. </text:p>
      <text:p text:style-name="Text_20_body"><text:tab/>Outside the air is so fresh he takes a deep breath and heads home. He had a lot of calls all day and most of them hated him call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text:number-lines="false" text:line-number="0">
        <style:tab-stops>
          <style:tab-stop style:position="6.6929in" style:type="right"/>
        </style:tab-stops>
      </style:paragraph-properties>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Bullet_20_Symbols" style:num-format="">
        <style:list-level-properties text:list-level-position-and-space-mode="label-alignment">
          <style:list-level-label-alignment text:label-followed-by="nothing" fo:text-indent="-0.3in" fo:margin-left="0.3in"/>
        </style:list-level-properties>
      </text:outline-level-style>
      <text:outline-level-style text:level="2" text:style-name="Bullet_20_Symbols" style:num-format="">
        <style:list-level-properties text:list-level-position-and-space-mode="label-alignment">
          <style:list-level-label-alignment text:label-followed-by="nothing" fo:text-indent="-0.4in" fo:margin-left="0.4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6-10T22:05:21.25</dc:date>
    <meta:creation-date>2018-06-10T02:33:44</meta:creation-date>
    <meta:generator>OpenOffice/4.1.3$Win32 OpenOffice.org_project/413m1$Build-9783</meta:generator>
    <meta:keyword/>
    <dc:subject/>
    <dc:title/>
    <meta:editing-duration>PT9H5M44S</meta:editing-duration>
    <meta:editing-cycles>1</meta:editing-cycles>
    <meta:document-statistic meta:table-count="0" meta:image-count="0" meta:object-count="0" meta:page-count="6" meta:paragraph-count="80" meta:word-count="4008" meta:character-count="20767"/>
  </office:meta>
</office:document-meta>
</file>